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595cm" fo:margin-left="0cm" table:align="left"/>
    </style:style>
    <style:style style:name="Table1.A" style:family="table-column">
      <style:table-column-properties style:column-width="2.325cm"/>
    </style:style>
    <style:style style:name="Table1.B" style:family="table-column">
      <style:table-column-properties style:column-width="1.475cm"/>
    </style:style>
    <style:style style:name="Table1.C" style:family="table-column">
      <style:table-column-properties style:column-width="2.498cm"/>
    </style:style>
    <style:style style:name="Table1.D" style:family="table-column">
      <style:table-column-properties style:column-width="2.593cm"/>
    </style:style>
    <style:style style:name="Table1.E" style:family="table-column">
      <style:table-column-properties style:column-width="2.514cm"/>
    </style:style>
    <style:style style:name="Table1.G" style:family="table-column">
      <style:table-column-properties style:column-width="3.598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C2" style:family="table-cell">
      <style:table-cell-properties fo:padding="0.097cm" fo:border-left="0.05pt solid #000000" fo:border-right="none" fo:border-top="none" fo:border-bottom="0.05pt solid #000000"/>
    </style:style>
    <style:style style:name="Table1.G2" style:family="table-cell">
      <style:table-cell-properties fo:padding="0.097cm" fo:border-left="0.05pt solid #000000" fo:border-right="0.05pt solid #000000" fo:border-top="none" fo:border-bottom="0.05pt solid #000000"/>
    </style:style>
    <style:style style:name="Table1.F6" style:family="table-cell">
      <style:table-cell-properties style:vertical-align="middle" fo:padding="0.097cm" fo:border-left="0.05pt solid #000000" fo:border-right="none" fo:border-top="none" fo:border-bottom="0.05pt solid #000000"/>
    </style:style>
    <style:style style:name="Table1.G6" style:family="table-cell">
      <style:table-cell-properties style:vertical-align="middle" fo:padding="0.097cm" fo:border-left="0.05pt solid #000000" fo:border-right="0.05pt solid #000000" fo:border-top="none" fo:border-bottom="0.05pt solid #000000"/>
    </style:style>
    <style:style style:name="P1" style:family="paragraph" style:parent-style-name="Table_20_Contents">
      <style:paragraph-properties fo:text-align="center" style:justify-single-word="false"/>
      <style:text-properties officeooo:rsid="000d9b9f" officeooo:paragraph-rsid="000d9b9f"/>
    </style:style>
    <style:style style:name="P2" style:family="paragraph" style:parent-style-name="Table_20_Contents">
      <style:paragraph-properties fo:text-align="center" style:justify-single-word="false"/>
      <style:text-properties officeooo:rsid="000e59f4" officeooo:paragraph-rsid="000e59f4"/>
    </style:style>
    <style:style style:name="P3" style:family="paragraph" style:parent-style-name="Table_20_Contents">
      <style:paragraph-properties fo:text-align="center" style:justify-single-word="false"/>
      <style:text-properties officeooo:rsid="0018e5f2" officeooo:paragraph-rsid="0018e5f2"/>
    </style:style>
    <style:style style:name="P4" style:family="paragraph" style:parent-style-name="Table_20_Contents">
      <style:paragraph-properties fo:text-align="center" style:justify-single-word="false"/>
      <style:text-properties officeooo:rsid="001eebb8" officeooo:paragraph-rsid="001eebb8"/>
    </style:style>
    <style:style style:name="P5" style:family="paragraph" style:parent-style-name="Table_20_Contents">
      <style:paragraph-properties fo:text-align="center" style:justify-single-word="false"/>
      <style:text-properties officeooo:rsid="00a2b0af" officeooo:paragraph-rsid="00a2b0af"/>
    </style:style>
    <style:style style:name="P6" style:family="paragraph" style:parent-style-name="Standard">
      <style:text-properties officeooo:rsid="0001f886" officeooo:paragraph-rsid="0001f886"/>
    </style:style>
    <style:style style:name="P7" style:family="paragraph" style:parent-style-name="Standard">
      <style:text-properties officeooo:rsid="0001f886" officeooo:paragraph-rsid="007d121b"/>
    </style:style>
    <style:style style:name="P8" style:family="paragraph" style:parent-style-name="Standard">
      <style:text-properties fo:font-size="15pt" style:text-underline-style="none" fo:font-weight="bold" officeooo:rsid="00052dae" officeooo:paragraph-rsid="00052dae" style:font-size-asian="15pt" style:font-weight-asian="bold" style:font-size-complex="15pt" style:font-weight-complex="bold"/>
    </style:style>
    <style:style style:name="P9" style:family="paragraph" style:parent-style-name="Standard">
      <style:text-properties fo:font-size="15pt" fo:font-weight="bold" officeooo:rsid="0001f886" officeooo:paragraph-rsid="0001f886" style:font-size-asian="15pt" style:font-weight-asian="bold" style:font-size-complex="15pt" style:font-weight-complex="bold"/>
    </style:style>
    <style:style style:name="P10" style:family="paragraph" style:parent-style-name="Standard">
      <style:text-properties fo:font-size="15pt" fo:font-weight="bold" officeooo:rsid="006b324c" officeooo:paragraph-rsid="006b324c" style:font-size-asian="15pt" style:font-weight-asian="bold" style:font-size-complex="15pt" style:font-weight-complex="bold"/>
    </style:style>
    <style:style style:name="P11" style:family="paragraph" style:parent-style-name="Standard">
      <style:text-properties fo:font-size="15pt" fo:font-weight="bold" officeooo:rsid="006b324c" officeooo:paragraph-rsid="007d121b" style:font-size-asian="15pt" style:font-weight-asian="bold" style:font-size-complex="15pt" style:font-weight-complex="bold"/>
    </style:style>
    <style:style style:name="P12" style:family="paragraph" style:parent-style-name="Standard">
      <style:text-properties fo:font-size="15pt" fo:font-weight="bold" officeooo:rsid="0008244b" officeooo:paragraph-rsid="0008244b" style:font-size-asian="15pt" style:font-weight-asian="bold" style:font-size-complex="15pt" style:font-weight-complex="bold"/>
    </style:style>
    <style:style style:name="P13" style:family="paragraph" style:parent-style-name="Standard">
      <style:text-properties officeooo:rsid="0008244b" officeooo:paragraph-rsid="0008244b"/>
    </style:style>
    <style:style style:name="P14" style:family="paragraph" style:parent-style-name="Standard">
      <style:text-properties officeooo:rsid="000d9b9f" officeooo:paragraph-rsid="000d9b9f"/>
    </style:style>
    <style:style style:name="P15" style:family="paragraph" style:parent-style-name="Standard">
      <style:paragraph-properties fo:text-align="center" style:justify-single-word="false"/>
      <style:text-properties officeooo:rsid="000d9b9f" officeooo:paragraph-rsid="000d9b9f"/>
    </style:style>
    <style:style style:name="P16" style:family="paragraph" style:parent-style-name="Standard">
      <style:text-properties officeooo:rsid="001eebb8" officeooo:paragraph-rsid="001eebb8"/>
    </style:style>
    <style:style style:name="P17" style:family="paragraph" style:parent-style-name="Standard">
      <style:paragraph-properties fo:text-align="center" style:justify-single-word="false"/>
      <style:text-properties officeooo:rsid="001eebb8" officeooo:paragraph-rsid="001eebb8"/>
    </style:style>
    <style:style style:name="P18" style:family="paragraph" style:parent-style-name="Standard">
      <style:text-properties officeooo:rsid="006b324c" officeooo:paragraph-rsid="006b324c"/>
    </style:style>
    <style:style style:name="P19" style:family="paragraph" style:parent-style-name="Standard">
      <style:text-properties officeooo:rsid="006b324c" officeooo:paragraph-rsid="007d121b"/>
    </style:style>
    <style:style style:name="P20" style:family="paragraph" style:parent-style-name="Standard">
      <style:text-properties officeooo:rsid="0071ec78" officeooo:paragraph-rsid="0071ec78"/>
    </style:style>
    <style:style style:name="P21" style:family="paragraph" style:parent-style-name="Standard">
      <style:text-properties officeooo:rsid="009b9624" officeooo:paragraph-rsid="009b9624"/>
    </style:style>
    <style:style style:name="P22" style:family="paragraph" style:parent-style-name="Standard">
      <style:paragraph-properties fo:padding="0.074cm" fo:border-left="none" fo:border-right="none" fo:border-top="none" fo:border-bottom="0.06pt solid #000000" style:join-border="false"/>
      <style:text-properties officeooo:rsid="0001f886" officeooo:paragraph-rsid="0001f886"/>
    </style:style>
    <style:style style:name="T1" style:family="text">
      <style:text-properties officeooo:rsid="00052dae"/>
    </style:style>
    <style:style style:name="T2" style:family="text">
      <style:text-properties officeooo:rsid="000e59f4"/>
    </style:style>
    <style:style style:name="T3" style:family="text">
      <style:text-properties officeooo:rsid="001fd4ac"/>
    </style:style>
    <style:style style:name="T4" style:family="text">
      <style:text-properties officeooo:rsid="00225c7a"/>
    </style:style>
    <style:style style:name="T5" style:family="text">
      <style:text-properties officeooo:rsid="0024eeb8"/>
    </style:style>
    <style:style style:name="T6" style:family="text">
      <style:text-properties officeooo:rsid="00275252"/>
    </style:style>
    <style:style style:name="T7" style:family="text">
      <style:text-properties officeooo:rsid="0029ba19"/>
    </style:style>
    <style:style style:name="T8" style:family="text">
      <style:text-properties officeooo:rsid="002abeec"/>
    </style:style>
    <style:style style:name="T9" style:family="text">
      <style:text-properties officeooo:rsid="002b74fa"/>
    </style:style>
    <style:style style:name="T10" style:family="text">
      <style:text-properties officeooo:rsid="002cd164"/>
    </style:style>
    <style:style style:name="T11" style:family="text">
      <style:text-properties officeooo:rsid="002cfb2b"/>
    </style:style>
    <style:style style:name="T12" style:family="text">
      <style:text-properties officeooo:rsid="002e0746"/>
    </style:style>
    <style:style style:name="T13" style:family="text">
      <style:text-properties officeooo:rsid="002f4e39"/>
    </style:style>
    <style:style style:name="T14" style:family="text">
      <style:text-properties officeooo:rsid="00318694"/>
    </style:style>
    <style:style style:name="T15" style:family="text">
      <style:text-properties officeooo:rsid="0031ecde"/>
    </style:style>
    <style:style style:name="T16" style:family="text">
      <style:text-properties officeooo:rsid="003351b3"/>
    </style:style>
    <style:style style:name="T17" style:family="text">
      <style:text-properties officeooo:rsid="0038f9df"/>
    </style:style>
    <style:style style:name="T18" style:family="text">
      <style:text-properties officeooo:rsid="003c3765"/>
    </style:style>
    <style:style style:name="T19" style:family="text">
      <style:text-properties officeooo:rsid="0042811b"/>
    </style:style>
    <style:style style:name="T20" style:family="text">
      <style:text-properties officeooo:rsid="00453445"/>
    </style:style>
    <style:style style:name="T21" style:family="text">
      <style:text-properties officeooo:rsid="00478e90"/>
    </style:style>
    <style:style style:name="T22" style:family="text">
      <style:text-properties officeooo:rsid="0049f550"/>
    </style:style>
    <style:style style:name="T23" style:family="text">
      <style:text-properties officeooo:rsid="004b7067"/>
    </style:style>
    <style:style style:name="T24" style:family="text">
      <style:text-properties officeooo:rsid="004c746e"/>
    </style:style>
    <style:style style:name="T25" style:family="text">
      <style:text-properties officeooo:rsid="004da10c"/>
    </style:style>
    <style:style style:name="T26" style:family="text">
      <style:text-properties officeooo:rsid="0051bbda"/>
    </style:style>
    <style:style style:name="T27" style:family="text">
      <style:text-properties officeooo:rsid="00543965"/>
    </style:style>
    <style:style style:name="T28" style:family="text">
      <style:text-properties officeooo:rsid="0055d483"/>
    </style:style>
    <style:style style:name="T29" style:family="text">
      <style:text-properties officeooo:rsid="0057705d"/>
    </style:style>
    <style:style style:name="T30" style:family="text">
      <style:text-properties officeooo:rsid="0058d644"/>
    </style:style>
    <style:style style:name="T31" style:family="text">
      <style:text-properties officeooo:rsid="005bb678"/>
    </style:style>
    <style:style style:name="T32" style:family="text">
      <style:text-properties officeooo:rsid="005d8c2c"/>
    </style:style>
    <style:style style:name="T33" style:family="text">
      <style:text-properties officeooo:rsid="005fa2fb"/>
    </style:style>
    <style:style style:name="T34" style:family="text">
      <style:text-properties officeooo:rsid="0061e980"/>
    </style:style>
    <style:style style:name="T35" style:family="text">
      <style:text-properties officeooo:rsid="00667c28"/>
    </style:style>
    <style:style style:name="T36" style:family="text">
      <style:text-properties officeooo:rsid="006a004c"/>
    </style:style>
    <style:style style:name="T37" style:family="text">
      <style:text-properties officeooo:rsid="0071ec78"/>
    </style:style>
    <style:style style:name="T38" style:family="text">
      <style:text-properties officeooo:rsid="007f1555"/>
    </style:style>
    <style:style style:name="T39" style:family="text">
      <style:text-properties officeooo:rsid="00872cd6"/>
    </style:style>
    <style:style style:name="T40" style:family="text">
      <style:text-properties officeooo:rsid="009e3fe7"/>
    </style:style>
    <style:style style:name="T41" style:family="text">
      <style:text-properties officeooo:rsid="009ed2f8"/>
    </style:style>
    <style:style style:name="T42" style:family="text">
      <style:text-properties officeooo:rsid="009ff70b"/>
    </style:style>
    <style:style style:name="T43" style:family="text">
      <style:text-properties officeooo:rsid="00a0718f"/>
    </style:style>
    <style:style style:name="T44" style:family="text">
      <style:text-properties officeooo:rsid="00a0d0ca"/>
    </style:style>
    <style:style style:name="T45" style:family="text">
      <style:text-properties officeooo:rsid="00a29c0b"/>
    </style:style>
    <style:style style:name="T46" style:family="text">
      <style:text-properties officeooo:rsid="00a375ec"/>
    </style:style>
    <style:style style:name="T47" style:family="text">
      <style:text-properties officeooo:rsid="00a4d26b"/>
    </style:style>
    <style:style style:name="T48" style:family="text">
      <style:text-properties officeooo:rsid="00a54e46"/>
    </style:style>
    <style:style style:name="T49" style:family="text">
      <style:text-properties officeooo:rsid="00ade14a"/>
    </style:style>
    <style:style style:name="T50" style:family="text">
      <style:text-properties officeooo:rsid="00b0967f"/>
    </style:style>
    <style:style style:name="T51" style:family="text">
      <style:text-properties officeooo:rsid="00b2104f"/>
    </style:style>
    <style:style style:name="T52" style:family="text">
      <style:text-properties officeooo:rsid="00b31e53"/>
    </style:style>
    <style:style style:name="T53" style:family="text">
      <style:text-properties officeooo:rsid="00b69a5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Final Project Report</text:p>
      <text:p text:style-name="P6"/>
      <text:p text:style-name="P6">Name: Truyen Truong</text:p>
      <text:p text:style-name="P6">Student Number: 100516976</text:p>
      <text:p text:style-name="P6">Course: CSCI 4060U</text:p>
      <text:p text:style-name="P22"/>
      <text:p text:style-name="P6"/>
      <text:p text:style-name="P6"/>
      <text:p text:style-name="P8">Description</text:p>
      <text:p text:style-name="P6"/>
      <text:p text:style-name="P6"><text:tab/><text:span text:style-name="T1">This project implements a bank transaction system where the tellers are run concurrently to simulate a real life bank where tellers are inserting transactions at the same time instead of sequentially inserting transactions. A monitor thread is put in place to log money laundering in the back system. Money laundering that is caught is logged into a text file where it can be viewed. The system is implemented using POSIX Threads and OpenMP. In the OpenMP system, POSIX Threads are used for the monitor thread as OpenMP does not support thread signalling. The results between these two will be compared for performance. The performance will be tested using various combinations of number of tellers(threads) and number of transactions. The number of bank accounts will be tested at 100. Using the various combinations will test the performance of both types of threads in small and large scale systems. The transactions that are supported in the bank transaction system are deposit, withdrawal, and transfers.</text:span></text:p>
      <text:p text:style-name="P6"><text:tab/><text:span text:style-name="T37">In the POSIX Thread version, pthread mutexes are used to lock the bank accounts and other shared variables. The locking and unlocking are done using pthread_mutex_lock, pthread_mutex_trylock, and pthread_mutex_unlock. In the OpenMP version, omp locks are used to lock the bank accounts. They are locked using omp_set_lock, omp_test_lock, and omp_unset_lock. The locks/mutexes and functions to manage them were chosen because locks and mutexes are closest in function in POSIX Threads and OpenMP. Monitor threads in both versions were implemented using POSIX Threads mutexes, and conditions. This was used as OpenMP does not support signalling.</text:span></text:p>
      <text:p text:style-name="P6"/>
      <text:p text:style-name="P6"/>
      <text:p text:style-name="P11">Java Concurrency</text:p>
      <text:p text:style-name="P19"/>
      <text:p text:style-name="P19"><text:tab/><text:span text:style-name="T38">This bank system could be implemented using Java Concurrency as it supports all that is needed to implement the bank system. For the locks/mutexes, Java Concurrency has locks that can be locked and unlocked simply with lock/unlock functions. For try lock function, an outer and inner re-entrant locks are present. These can be used for the try lock that is required for the transfer function. Java Concurrency also supports thread signalling that could be used for the monitor thread. Thread signalling and waiting can be done in Java Concurrency using notify and wait.</text:span></text:p>
      <text:p text:style-name="P19"/>
      <text:p text:style-name="P19"/>
      <text:p text:style-name="P19"/>
      <text:p text:style-name="P19"/>
      <text:p text:style-name="P19"/>
      <text:p text:style-name="P19"/>
      <text:p text:style-name="P19"/>
      <text:p text:style-name="P19"/>
      <text:p text:style-name="P19"/>
      <text:p text:style-name="P7"/>
      <text:p text:style-name="P12"><text:soft-page-break/>Results</text:p>
      <text:p text:style-name="P16"/>
      <text:p text:style-name="P21">These results were calculated on a Linux system using the time command in terminal. The real time uses the real time <text:span text:style-name="T53">from the time command</text:span> while the CPU time is the user time plus system time <text:span text:style-name="T53">from the time command</text:span>.</text:p>
      <text:p text:style-name="P16"/>
      <text:p text:style-name="P17">OR = OpenMP real time <text:s text:c="31"/>OC = OpenMP CPU time</text:p>
      <text:p text:style-name="P17"/>
      <text:p text:style-name="P17">PR = P<text:span text:style-name="T36">OSIX T</text:span>hread real time <text:s text:c="22"/>PC = P<text:span text:style-name="T36">OSIX T</text:span>hread CPU time</text:p>
      <text:p text:style-name="P14"/>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D"/>
        <table:table-column table:style-name="Table1.G"/>
        <table:table-row>
          <table:table-cell table:style-name="Table1.A1" table:number-rows-spanned="2" table:number-columns-spanned="2" office:value-type="string">
            <text:p text:style-name="P3">100 Bank</text:p>
            <text:p text:style-name="P3">Accounts</text:p>
          </table:table-cell>
          <table:covered-table-cell/>
          <table:table-cell table:style-name="Table1.C1" table:number-columns-spanned="5" office:value-type="string">
            <text:p text:style-name="P15">Number of Transactions</text:p>
          </table:table-cell>
          <table:covered-table-cell/>
          <table:covered-table-cell/>
          <table:covered-table-cell/>
          <table:covered-table-cell/>
        </table:table-row>
        <table:table-row>
          <table:covered-table-cell/>
          <table:covered-table-cell/>
          <table:table-cell table:style-name="Table1.C2" office:value-type="string">
            <text:p text:style-name="P2">10</text:p>
          </table:table-cell>
          <table:table-cell table:style-name="Table1.C2" office:value-type="string">
            <text:p text:style-name="P1">1<text:span text:style-name="T2">0</text:span>0</text:p>
          </table:table-cell>
          <table:table-cell table:style-name="Table1.C2" office:value-type="string">
            <text:p text:style-name="P1">100<text:span text:style-name="T2">0</text:span></text:p>
          </table:table-cell>
          <table:table-cell table:style-name="Table1.C2" office:value-type="string">
            <text:p text:style-name="P1">1,<text:span text:style-name="T2">000,</text:span>000</text:p>
          </table:table-cell>
          <table:table-cell table:style-name="Table1.G2" office:value-type="string">
            <text:p text:style-name="P5">1,000,000,000</text:p>
          </table:table-cell>
        </table:table-row>
        <table:table-row>
          <table:table-cell table:style-name="Table1.C2" table:number-rows-spanned="4" office:value-type="string">
            <text:p text:style-name="P1"/>
            <text:p text:style-name="P1"/>
            <text:p text:style-name="P1"/>
            <text:p text:style-name="P1"/>
            <text:p text:style-name="P1"/>
            <text:p text:style-name="P1"/>
            <text:p text:style-name="P1">Number</text:p>
            <text:p text:style-name="P1">of</text:p>
            <text:p text:style-name="P1">Tellers</text:p>
            <text:p text:style-name="P1">(threads)</text:p>
          </table:table-cell>
          <table:table-cell table:style-name="Table1.C2" office:value-type="string">
            <text:p text:style-name="P2"/>
            <text:p text:style-name="P2">2</text:p>
          </table:table-cell>
          <table:table-cell table:style-name="Table1.C2" office:value-type="string">
            <text:p text:style-name="P4">OR: <text:span text:style-name="T3">0.001s</text:span></text:p>
            <text:p text:style-name="P4">OC: <text:span text:style-name="T3">0.000s</text:span></text:p>
            <text:p text:style-name="P4">PR: <text:span text:style-name="T19">0.001s</text:span></text:p>
            <text:p text:style-name="P4">PC: <text:span text:style-name="T19">0.000s</text:span></text:p>
          </table:table-cell>
          <table:table-cell table:style-name="Table1.C2" office:value-type="string">
            <text:p text:style-name="P4">OR: <text:span text:style-name="T4">0.003s</text:span></text:p>
            <text:p text:style-name="P4">OC: <text:span text:style-name="T4">0.000s</text:span></text:p>
            <text:p text:style-name="P4">PR: <text:span text:style-name="T20">0.001s</text:span></text:p>
            <text:p text:style-name="P4">PC: <text:span text:style-name="T20">0.000s</text:span></text:p>
          </table:table-cell>
          <table:table-cell table:style-name="Table1.C2" office:value-type="string">
            <text:p text:style-name="P4">OR: <text:span text:style-name="T5">0.004s</text:span></text:p>
            <text:p text:style-name="P4">OC: <text:span text:style-name="T5">0.004s</text:span></text:p>
            <text:p text:style-name="P4">PR: <text:span text:style-name="T21">0.002s</text:span></text:p>
            <text:p text:style-name="P4">PC: <text:span text:style-name="T21">0.000s</text:span></text:p>
          </table:table-cell>
          <table:table-cell table:style-name="Table1.C2" office:value-type="string">
            <text:p text:style-name="P4">OR: <text:span text:style-name="T6">0.416s</text:span></text:p>
            <text:p text:style-name="P4">OC: <text:span text:style-name="T6">0.952s</text:span></text:p>
            <text:p text:style-name="P4">PR: <text:span text:style-name="T22">0.301s</text:span></text:p>
            <text:p text:style-name="P4">PC: <text:span text:style-name="T42">0.708s</text:span></text:p>
          </table:table-cell>
          <table:table-cell table:style-name="Table1.G2" office:value-type="string">
            <text:p text:style-name="P5">OR: <text:span text:style-name="T50">8m + 49.131s</text:span></text:p>
            <text:p text:style-name="P5">OC: <text:span text:style-name="T50">19m</text:span> <text:span text:style-name="T50">+</text:span> <text:span text:style-name="T50">22.684s</text:span></text:p>
            <text:p text:style-name="P5">PR: <text:span text:style-name="T49">8m + 17.092s</text:span></text:p>
            <text:p text:style-name="P5">PC: <text:span text:style-name="T49">17m + 38.720s</text:span></text:p>
          </table:table-cell>
        </table:table-row>
        <table:table-row>
          <table:covered-table-cell/>
          <table:table-cell table:style-name="Table1.C2" office:value-type="string">
            <text:p text:style-name="P1"/>
            <text:p text:style-name="P1">1<text:span text:style-name="T2">0</text:span></text:p>
          </table:table-cell>
          <table:table-cell table:style-name="Table1.C2" office:value-type="string">
            <text:p text:style-name="P4">OR: <text:span text:style-name="T7">0.001s</text:span></text:p>
            <text:p text:style-name="P4">OC: <text:span text:style-name="T7">0.000s</text:span></text:p>
            <text:p text:style-name="P4">PR: <text:span text:style-name="T23">0.002s</text:span></text:p>
            <text:p text:style-name="P4">PC: <text:span text:style-name="T23">0.000s</text:span></text:p>
          </table:table-cell>
          <table:table-cell table:style-name="Table1.C2" office:value-type="string">
            <text:p text:style-name="P4">OR: <text:span text:style-name="T8">0.001s</text:span></text:p>
            <text:p text:style-name="P4">OC: <text:span text:style-name="T8">0.000s</text:span></text:p>
            <text:p text:style-name="P4">PR: <text:span text:style-name="T24">0.002s</text:span></text:p>
            <text:p text:style-name="P4">PC: <text:span text:style-name="T24">0.000s</text:span></text:p>
          </table:table-cell>
          <table:table-cell table:style-name="Table1.C2" office:value-type="string">
            <text:p text:style-name="P4">OR: <text:span text:style-name="T9">0.002s</text:span></text:p>
            <text:p text:style-name="P4">OC: <text:span text:style-name="T9">0.000s</text:span></text:p>
            <text:p text:style-name="P4">PR: <text:span text:style-name="T25">0.002s</text:span></text:p>
            <text:p text:style-name="P4">PC: <text:span text:style-name="T25">0.000s</text:span></text:p>
          </table:table-cell>
          <table:table-cell table:style-name="Table1.C2" office:value-type="string">
            <text:p text:style-name="P4">OR: <text:span text:style-name="T10">0.553s</text:span></text:p>
            <text:p text:style-name="P4">OC: <text:span text:style-name="T40">2.124s</text:span></text:p>
            <text:p text:style-name="P4">PR: <text:span text:style-name="T26">0.543s</text:span></text:p>
            <text:p text:style-name="P4">PC: <text:span text:style-name="T43">2.084s</text:span></text:p>
          </table:table-cell>
          <table:table-cell table:style-name="Table1.G2" office:value-type="string">
            <text:p text:style-name="P5">OR: <text:span text:style-name="T51">8m + 49.036s</text:span></text:p>
            <text:p text:style-name="P5">OC: <text:span text:style-name="T51">31m +</text:span> <text:span text:style-name="T51">22.148s</text:span></text:p>
            <text:p text:style-name="P5">PR: <text:span text:style-name="T47">8m + 54.839s</text:span></text:p>
            <text:p text:style-name="P5">PC: <text:span text:style-name="T48">32m + 4.420s</text:span></text:p>
          </table:table-cell>
        </table:table-row>
        <table:table-row>
          <table:covered-table-cell/>
          <table:table-cell table:style-name="Table1.C2" office:value-type="string">
            <text:p text:style-name="P2"/>
            <text:p text:style-name="P2">100</text:p>
          </table:table-cell>
          <table:table-cell table:style-name="Table1.C2" office:value-type="string">
            <text:p text:style-name="P4">OR: <text:span text:style-name="T11">0.003s</text:span></text:p>
            <text:p text:style-name="P4">OC: <text:span text:style-name="T11">0.000s</text:span></text:p>
            <text:p text:style-name="P4">PR: <text:span text:style-name="T27">0.004s</text:span></text:p>
            <text:p text:style-name="P4">PC: <text:span text:style-name="T27">0.004s</text:span></text:p>
          </table:table-cell>
          <table:table-cell table:style-name="Table1.C2" office:value-type="string">
            <text:p text:style-name="P4">OR: <text:span text:style-name="T12">0.003s</text:span></text:p>
            <text:p text:style-name="P4">OC: <text:span text:style-name="T12">0.000s</text:span></text:p>
            <text:p text:style-name="P4">PR: <text:span text:style-name="T28">0.004s</text:span></text:p>
            <text:p text:style-name="P4">PC: <text:span text:style-name="T28">0.004s</text:span></text:p>
          </table:table-cell>
          <table:table-cell table:style-name="Table1.C2" office:value-type="string">
            <text:p text:style-name="P4">OR: <text:span text:style-name="T13">0.003s</text:span></text:p>
            <text:p text:style-name="P4">OC: <text:span text:style-name="T13">0.004s</text:span></text:p>
            <text:p text:style-name="P4">PR: <text:span text:style-name="T29">0.003s</text:span></text:p>
            <text:p text:style-name="P4">PC: <text:span text:style-name="T29">0.004s</text:span></text:p>
          </table:table-cell>
          <table:table-cell table:style-name="Table1.C2" office:value-type="string">
            <text:p text:style-name="P4">OR: <text:span text:style-name="T14">0.571s</text:span></text:p>
            <text:p text:style-name="P4">OC: <text:span text:style-name="T41">2.268s</text:span></text:p>
            <text:p text:style-name="P4">PR: <text:span text:style-name="T30">0.553s</text:span></text:p>
            <text:p text:style-name="P4">PC: <text:span text:style-name="T44">2.196s</text:span></text:p>
          </table:table-cell>
          <table:table-cell table:style-name="Table1.G2" office:value-type="string">
            <text:p text:style-name="P5">OR: <text:span text:style-name="T51">9m + 13.735s</text:span></text:p>
            <text:p text:style-name="P5">OC: <text:span text:style-name="T51">34m + 42.708s</text:span></text:p>
            <text:p text:style-name="P5">PR: <text:span text:style-name="T46">9m + 3.545s</text:span></text:p>
            <text:p text:style-name="P5">PC: <text:span text:style-name="T46">33m + 21.688s</text:span></text:p>
          </table:table-cell>
        </table:table-row>
        <table:table-row>
          <table:covered-table-cell/>
          <table:table-cell table:style-name="Table1.C2" office:value-type="string">
            <text:p text:style-name="P2"/>
            <text:p text:style-name="P2">1000</text:p>
          </table:table-cell>
          <table:table-cell table:style-name="Table1.C2" office:value-type="string">
            <text:p text:style-name="P4">OR: <text:span text:style-name="T15">0.021s</text:span></text:p>
            <text:p text:style-name="P4">OC: <text:span text:style-name="T15">0.024s</text:span></text:p>
            <text:p text:style-name="P4">PR: <text:span text:style-name="T31">0.020s</text:span></text:p>
            <text:p text:style-name="P4">PC: <text:span text:style-name="T32">0.016s</text:span></text:p>
          </table:table-cell>
          <table:table-cell table:style-name="Table1.C2" office:value-type="string">
            <text:p text:style-name="P4">OR: <text:span text:style-name="T16">0.022s</text:span></text:p>
            <text:p text:style-name="P4">OC: <text:span text:style-name="T16">0.020s</text:span></text:p>
            <text:p text:style-name="P4">PR: <text:span text:style-name="T33">0.020s</text:span></text:p>
            <text:p text:style-name="P4">PC: <text:span text:style-name="T33">0.020s</text:span></text:p>
          </table:table-cell>
          <table:table-cell table:style-name="Table1.C2" office:value-type="string">
            <text:p text:style-name="P4">OR: <text:span text:style-name="T17">0.027s</text:span></text:p>
            <text:p text:style-name="P4">OC: <text:span text:style-name="T17">0.020s</text:span></text:p>
            <text:p text:style-name="P4">PR: <text:span text:style-name="T34">0.020s</text:span></text:p>
            <text:p text:style-name="P4">PC: <text:span text:style-name="T34">0.020s</text:span></text:p>
          </table:table-cell>
          <table:table-cell table:style-name="Table1.F6" office:value-type="string">
            <text:p text:style-name="P4">OR: <text:span text:style-name="T18">0.573s</text:span></text:p>
            <text:p text:style-name="P4">OC: <text:span text:style-name="T42">2.224s</text:span></text:p>
            <text:p text:style-name="P4">PR: <text:span text:style-name="T35">0.563s</text:span></text:p>
            <text:p text:style-name="P4">PC: <text:span text:style-name="T45">2.208s</text:span></text:p>
          </table:table-cell>
          <table:table-cell table:style-name="Table1.G6" office:value-type="string">
            <text:p text:style-name="P5">OR: <text:span text:style-name="T51">9m + 50.347s</text:span></text:p>
            <text:p text:style-name="P5">OC: <text:span text:style-name="T52">37m +</text:span> <text:span text:style-name="T52">56.436s</text:span></text:p>
            <text:p text:style-name="P5">PR: 9m + 33.895s</text:p>
            <text:p text:style-name="P5">PC: 35m + 48.268s</text:p>
          </table:table-cell>
        </table:table-row>
      </table:table>
      <text:p text:style-name="P13"/>
      <text:p text:style-name="P13"/>
      <text:p text:style-name="P10">Result Discussion</text:p>
      <text:p text:style-name="P18"/>
      <text:p text:style-name="P20"><text:tab/>From the results overall, <text:span text:style-name="T39">When the number of transactions increases, the time it requires to complete the transactions increases. This is expected as there is more work overall to complete. When looking at the number of tellers, it starts off low when there is just 2 tellers. When it increases to 10 tellers, the time it requires to complete the transactions decreases. Increasing from 10 tellers increases the time it requires to complete the transactions. A thought on why it does that is because After 10 threads, the processor executing the program does not have that many cores. It then has to wait and execute in sequential instead of in parallel. Another thought would be that since there are more threads, there would be more thread collisions where they have to wait for another thread to release a lock or finish executing certain parts of the program. Overall comparing OpenMP and POSIX Threads, it looks like both programs are very similar in terms of execution time. When doing 1,000,000 and 1,000,000,000 transactions, the real times and CPU times using OpenMP takes longer than times using POSIX thread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0T09:41:20.774582385</meta:creation-date>
    <dc:date>2017-04-12T23:47:20.421775087</dc:date>
    <meta:editing-duration>PT4H32M36S</meta:editing-duration>
    <meta:editing-cycles>111</meta:editing-cycles>
    <meta:generator>LibreOffice/5.2.2.2$Linux_X86_64 LibreOffice_project/20m0$Build-2</meta:generator>
    <meta:document-statistic meta:table-count="1" meta:image-count="0" meta:object-count="0" meta:page-count="2" meta:paragraph-count="111" meta:word-count="827" meta:character-count="4846" meta:non-whitespace-character-count="4073"/>
  </office:meta>
</office:document-meta>
</file>